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1" style:family="table-row">
      <style:table-row-properties style:min-row-height="0.3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8.099cm" fo:break-before="auto" fo:break-after="auto" table:align="margins" style:may-break-between-rows="true"/>
    </style:style>
    <style:style style:name="Tabella9.A" style:family="table-column">
      <style:table-column-properties style:column-width="4.551cm" style:rel-column-width="10613*"/>
    </style:style>
    <style:style style:name="Tabella9.B" style:family="table-column">
      <style:table-column-properties style:column-width="3.016cm" style:rel-column-width="7034*"/>
    </style:style>
    <style:style style:name="Tabella9.C" style:family="table-column">
      <style:table-column-properties style:column-width="6.72cm" style:rel-column-width="15674*"/>
    </style:style>
    <style:style style:name="Tabella9.D" style:family="table-column">
      <style:table-column-properties style:column-width="2.17cm" style:rel-column-width="5060*"/>
    </style:style>
    <style:style style:name="Tabella9.E" style:family="table-column">
      <style:table-column-properties style:column-width="2.223cm" style:rel-column-width="5183*"/>
    </style:style>
    <style:style style:name="Tabella9.F" style:family="table-column">
      <style:table-column-properties style:column-width="1.475cm" style:rel-column-width="3439*"/>
    </style:style>
    <style:style style:name="Tabella9.K" style:family="table-column">
      <style:table-column-properties style:column-width="2.048cm" style:rel-column-width="4776*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8.099cm" fo:break-before="auto" fo:break-after="auto" table:align="margins" style:may-break-between-rows="true"/>
    </style:style>
    <style:style style:name="Tabella4.A" style:family="table-column">
      <style:table-column-properties style:column-width="4.551cm" style:rel-column-width="10613*"/>
    </style:style>
    <style:style style:name="Tabella4.B" style:family="table-column">
      <style:table-column-properties style:column-width="3.016cm" style:rel-column-width="7034*"/>
    </style:style>
    <style:style style:name="Tabella4.C" style:family="table-column">
      <style:table-column-properties style:column-width="6.338cm" style:rel-column-width="14781*"/>
    </style:style>
    <style:style style:name="Tabella4.D" style:family="table-column">
      <style:table-column-properties style:column-width="1.882cm" style:rel-column-width="4389*"/>
    </style:style>
    <style:style style:name="Tabella4.E" style:family="table-column">
      <style:table-column-properties style:column-width="1.706cm" style:rel-column-width="3978*"/>
    </style:style>
    <style:style style:name="Tabella4.F" style:family="table-column">
      <style:table-column-properties style:column-width="1.704cm" style:rel-column-width="3974*"/>
    </style:style>
    <style:style style:name="Tabella4.G" style:family="table-column">
      <style:table-column-properties style:column-width="1.494cm" style:rel-column-width="3484*"/>
    </style:style>
    <style:style style:name="Tabella4.H" style:family="table-column">
      <style:table-column-properties style:column-width="1.508cm" style:rel-column-width="3517*"/>
    </style:style>
    <style:style style:name="Tabella4.I" style:family="table-column">
      <style:table-column-properties style:column-width="1.402cm" style:rel-column-width="3270*"/>
    </style:style>
    <style:style style:name="Tabella4.K" style:family="table-column">
      <style:table-column-properties style:column-width="1.482cm" style:rel-column-width="3455*"/>
    </style:style>
    <style:style style:name="Tabella4.L" style:family="table-column">
      <style:table-column-properties style:column-width="1.51cm" style:rel-column-width="3523*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099cm" fo:break-before="auto" fo:break-after="auto" table:align="margins" style:may-break-between-rows="true"/>
    </style:style>
    <style:style style:name="Tabella5.A" style:family="table-column">
      <style:table-column-properties style:column-width="4.551cm" style:rel-column-width="10613*"/>
    </style:style>
    <style:style style:name="Tabella5.B" style:family="table-column">
      <style:table-column-properties style:column-width="1.829cm" style:rel-column-width="4266*"/>
    </style:style>
    <style:style style:name="Tabella5.C" style:family="table-column">
      <style:table-column-properties style:column-width="3.528cm" style:rel-column-width="8227*"/>
    </style:style>
    <style:style style:name="Tabella5.D" style:family="table-column">
      <style:table-column-properties style:column-width="1.704cm" style:rel-column-width="3974*"/>
    </style:style>
    <style:style style:name="Tabella5.E" style:family="table-column">
      <style:table-column-properties style:column-width="1.676cm" style:rel-column-width="3908*"/>
    </style:style>
    <style:style style:name="Tabella5.F" style:family="table-column">
      <style:table-column-properties style:column-width="1.207cm" style:rel-column-width="2813*"/>
    </style:style>
    <style:style style:name="Tabella5.G" style:family="table-column">
      <style:table-column-properties style:column-width="1.616cm" style:rel-column-width="3768*"/>
    </style:style>
    <style:style style:name="Tabella5.H" style:family="table-column">
      <style:table-column-properties style:column-width="1.794cm" style:rel-column-width="4183*"/>
    </style:style>
    <style:style style:name="Tabella5.I" style:family="table-column">
      <style:table-column-properties style:column-width="1.808cm" style:rel-column-width="4216*"/>
    </style:style>
    <style:style style:name="Tabella5.J" style:family="table-column">
      <style:table-column-properties style:column-width="0.979cm" style:rel-column-width="2283*"/>
    </style:style>
    <style:style style:name="Tabella5.K" style:family="table-column">
      <style:table-column-properties style:column-width="1.508cm" style:rel-column-width="3517*"/>
    </style:style>
    <style:style style:name="Tabella5.L" style:family="table-column">
      <style:table-column-properties style:column-width="1.402cm" style:rel-column-width="3270*"/>
    </style:style>
    <style:style style:name="Tabella5.M" style:family="table-column">
      <style:table-column-properties style:column-width="1.588cm" style:rel-column-width="3702*"/>
    </style:style>
    <style:style style:name="Tabella5.O" style:family="table-column">
      <style:table-column-properties style:column-width="1.512cm" style:rel-column-width="3525*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2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3pt" fo:font-style="normal" style:text-underline-style="none" fo:font-weight="bold" officeooo:paragraph-rsid="005c0a3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3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officeooo:rsid="006dbc43" style:font-size-asian="9pt" style:font-size-complex="9pt"/>
    </style:style>
    <style:style style:name="T9" style:family="text">
      <style:text-properties fo:font-size="9pt" officeooo:rsid="006fb9aa" style:font-size-asian="9pt" style:font-size-complex="9pt"/>
    </style:style>
    <style:style style:name="T10" style:family="text">
      <style:text-properties style:font-name="Arial" style:text-underline-style="none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text-underline-style="none" officeooo:rsid="0081917e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5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6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/>
        <table:table-column table:style-name="Tabella4.H"/>
        <table:table-column table:style-name="Tabella4.K"/>
        <table:table-column table:style-name="Tabella4.L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3"><text:text-input text:description="&lt;&quot;Prezzo IVA escl.&quot; if o.partner_id.lang=='it_IT' else &quot;Price&quot;&gt;">Prezzo</text:text-input></text:span><text:span text:style-name="T16"> </text:span></text:p>
            </table:table-cell>
            <table:table-cell table:style-name="Tabella4.E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4.F1" office:value-type="string">
              <text:p text:style-name="P4"><text:span text:style-name="T14"><text:text-input text:description="&lt;&quot;Tessuto&quot; if o.partner_id.lang=='it_IT' else &quot;Fabric&quot;&gt;">Tessuto</text:text-input></text:span><text:span text:style-name="T16"> </text:span></text:p>
            </table:table-cell>
            <table:table-cell table:style-name="Tabella4.G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4.H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4.I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4.J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4.K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21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20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7"><text:span text:style-name="T17"><text:placeholder text:placeholder-type="text">&lt;if test="item.insert_photo"&gt;</text:placeholder></text:span><text:span text:style-name="T2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23"/></draw:text-box></draw:frame></text:span><text:span text:style-name="T17"><text:placeholder text:placeholder-type="text">&lt;/if&gt;</text:placeholder></text:span></text:p>
          </table:table-cell>
          <table:table-cell table:style-name="Tabella4.B6" office:value-type="string">
            <text:p text:style-name="P34"><text:placeholder text:placeholder-type="text">&lt;item.product_id.code&gt;</text:placeholder></text:p>
          </table:table-cell>
          <table:table-cell table:style-name="Tabella4.C6" office:value-type="string">
            <text:p text:style-name="P27"><text:span text:style-name="T12"><text:placeholder text:placeholder-type="text">&lt;item.name if item.use_text_description else item.product_id.name &gt;</text:placeholder></text:span><text:span text:style-name="T12"><text:line-break/></text:span></text:p>
            <text:p text:style-name="P29"><text:span text:style-name="T12"><text:text-input text:description="&lt;if test=&quot;item.show_notes&quot;&gt;">if notes</text:text-input></text:span><text:span text:style-name="T12"><text:placeholder text:placeholder-type="text">&lt;item.note&gt;</text:placeholder></text:span><text:span text:style-name="T12"><text:text-input text:description="&lt;/if&gt;">end if</text:text-input></text:span></text:p>
          </table:table-cell>
          <table:table-cell table:style-name="Tabella4.D6" office:value-type="string">
            <text:p text:style-name="P24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4.E6" office:value-type="string">
            <text:p text:style-name="P31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32"><text:placeholder text:placeholder-type="text">&lt;get_fabric(item.product_id.default_code or '', o.partner_id.lang)&gt;</text:placeholder></text:p>
          </table:table-cell>
          <table:table-cell table:style-name="Tabella4.G6" office:value-type="string">
            <text:p text:style-name="P26"><text:placeholder text:placeholder-type="text">&lt;item.product_id.pipe_diameter_sale&gt;</text:placeholder></text:p>
          </table:table-cell>
          <table:table-cell table:style-name="Tabella4.H6" office:value-type="string">
            <text:p text:style-name="P26"><text:placeholder text:placeholder-type="text">&lt;item.product_id.weight_packaging&gt;</text:placeholder></text:p>
          </table:table-cell>
          <table:table-cell table:style-name="Tabella4.I6" office:value-type="string">
            <text:p text:style-name="P26"><text:placeholder text:placeholder-type="text">&lt;item.product_id.item_per_box&gt;</text:placeholder></text:p>
          </table:table-cell>
          <table:table-cell table:style-name="Tabella4.J6" office:value-type="string">
            <text:p text:style-name="P26"><text:placeholder text:placeholder-type="text">&lt;item.product_id.item_per_pallet&gt;</text:placeholder></text:p>
          </table:table-cell>
          <table:table-cell table:style-name="Tabella4.K6" office:value-type="string">
            <text:p text:style-name="P26"><text:placeholder text:placeholder-type="text">&lt;item.product_id.item_per_mq&gt;</text:placeholder></text:p>
          </table:table-cell>
          <table:table-cell table:style-name="Tabella4.L6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2" office:value-type="string">
            <text:p text:style-name="P21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20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2" office:value-type="string">
            <text:p text:style-name="P21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2" office:value-type="string">
            <text:p text:style-name="P1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if&gt;</text:placeholder></text:p>
      <text:p text:style-name="P16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/>
        <table:table-column table:style-name="Tabella5.M"/>
        <table:table-column table:style-name="Tabella5.L"/>
        <table:table-column table:style-name="Tabella5.O"/>
        <table:table-header-rows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6"><text:s/></text:span><text:span text:style-name="T13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3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5.I1" office:value-type="string">
              <text:p text:style-name="P6"><text:span text:style-name="T15"><text:text-input text:description="&lt;&quot;Tessuto&quot; if o.partner_id.lang=='it_IT' else &quot;Fabric&quot;&gt;">Tessuto</text:text-input></text:span><text:span text:style-name="T16"> </text:span></text:p>
            </table:table-cell>
            <table:table-cell table:style-name="Tabella5.J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5.K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5.L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5.M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5.N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21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20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8"><text:span text:style-name="T17"><text:placeholder text:placeholder-type="text">&lt;if test="item.insert_photo"&gt;</text:placeholder></text:span><text:span text:style-name="T2"><draw:frame draw:style-name="fr2" draw:name="image: asimage(item.product_id.default_photo or False)" text:anchor-type="as-char" svg:width="4.36cm" style:rel-width="scale" svg:height="2.104cm" style:rel-height="100%" draw:z-index="1"><draw:text-box><text:p text:style-name="P23"/></draw:text-box></draw:frame></text:span><text:span text:style-name="T17"><text:placeholder text:placeholder-type="text">&lt;/if&gt;</text:placeholder></text:span></text:p>
          </table:table-cell>
          <table:table-cell table:style-name="Tabella5.B6" office:value-type="string">
            <text:p text:style-name="P34"><text:placeholder text:placeholder-type="text">&lt;item.product_id.code&gt;</text:placeholder></text:p>
          </table:table-cell>
          <table:table-cell table:style-name="Tabella5.C6" office:value-type="string">
            <text:p text:style-name="P28"><text:span text:style-name="T12"><text:placeholder text:placeholder-type="text">&lt;item.product_id.name&gt;</text:placeholder></text:span><text:span text:style-name="T12"><text:line-break/></text:span></text:p>
            <text:p text:style-name="P30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/text:p>
            <text:p text:style-name="P29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text:span text:style-name="T12"> </text:span></text:p>
          </table:table-cell>
          <table:table-cell table:style-name="Tabella5.D6" office:value-type="string">
            <text:p text:style-name="P25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24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unit&gt;</text:placeholder></text:span></text:p>
          </table:table-cell>
          <table:table-cell table:style-name="Tabella5.F6" office:value-type="string">
            <text:p text:style-name="P25"><text:placeholder text:placeholder-type="text">&lt;item.multi_discount_rates&gt;</text:placeholder></text:p>
          </table:table-cell>
          <table:table-cell table:style-name="Tabella5.G6" office:value-type="string">
            <text:p text:style-name="P24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5.H6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32"><text:placeholder text:placeholder-type="text">&lt;get_fabric(item.product_id.default_code or '', o.partner_id.lang)&gt;</text:placeholder></text:p>
          </table:table-cell>
          <table:table-cell table:style-name="Tabella5.J6" office:value-type="string">
            <text:p text:style-name="P26"><text:placeholder text:placeholder-type="text">&lt;item.product_id.pipe_diameter_sale&gt;</text:placeholder></text:p>
          </table:table-cell>
          <table:table-cell table:style-name="Tabella5.K6" office:value-type="string">
            <text:p text:style-name="P26"><text:placeholder text:placeholder-type="text">&lt;item.product_id.weight_packaging&gt;</text:placeholder></text:p>
          </table:table-cell>
          <table:table-cell table:style-name="Tabella5.L6" office:value-type="string">
            <text:p text:style-name="P26"><text:placeholder text:placeholder-type="text">&lt;item.product_id.item_per_box&gt;</text:placeholder></text:p>
          </table:table-cell>
          <table:table-cell table:style-name="Tabella5.M6" office:value-type="string">
            <text:p text:style-name="P26"><text:placeholder text:placeholder-type="text">&lt;item.product_id.item_per_pallet&gt;</text:placeholder></text:p>
          </table:table-cell>
          <table:table-cell table:style-name="Tabella5.N6" office:value-type="string">
            <text:p text:style-name="P26"><text:placeholder text:placeholder-type="text">&lt;item.product_id.item_per_mq&gt;</text:placeholder></text:p>
          </table:table-cell>
          <table:table-cell table:style-name="Tabella5.O6" office:value-type="string">
            <text:p text:style-name="P26"><text:placeholder text:placeholder-type="text">&lt;item.product_id.item_per_camion&gt;</text:placeholder></text:p>
          </table:table-cell>
        </table:table-row>
        <text:soft-page-break/>
        <table:table-row>
          <table:table-cell table:style-name="Tabella5.A12" table:number-columns-spanned="15" office:value-type="string">
            <text:p text:style-name="P21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20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21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5" office:value-type="string">
            <text:p text:style-name="P1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9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099cm" table:align="margins"/>
    </style:style>
    <style:style style:name="Tabella2.A" style:family="table-column">
      <style:table-column-properties style:column-width="10.885cm" style:rel-column-width="25389*"/>
    </style:style>
    <style:style style:name="Tabella2.B" style:family="table-column">
      <style:table-column-properties style:column-width="8.606cm" style:rel-column-width="20072*"/>
    </style:style>
    <style:style style:name="Tabella2.C" style:family="table-column">
      <style:table-column-properties style:column-width="8.608cm" style:rel-column-width="20074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4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1</text:page-number></text:span><text:span text:style-name="MT6"> of </text:span><text:span text:style-name="MT6"><text:page-count>3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1</text:page-number></text:span><text:span text:style-name="MT6"> of </text:span><text:span text:style-name="MT6"><text:page-count>3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10"/>
      </style:header>
      <style:footer>
        <text:p text:style-name="MP11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1"><text:span text:style-name="MT7">C.F. - P. IVA e Reg. Imp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 - </text:span><text:span text:style-name="MT8">Cod. Mecc. </text:span><text:span text:style-name="MT7"><text:placeholder text:placeholder-type="text">&lt;company.header_mecc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16M5S</meta:editing-duration>
    <meta:editing-cycles>272</meta:editing-cycles>
    <meta:generator>LibreOffice/4.3.3.2$Linux_X86_64 LibreOffice_project/430m0$Build-2</meta:generator>
    <meta:initial-creator>Nicola Riolini</meta:initial-creator>
    <dc:date>2017-12-13T10:34:54.629556101</dc:date>
    <dc:creator>thebrush </dc:creator>
    <meta:document-statistic meta:table-count="7" meta:image-count="1" meta:object-count="0" meta:page-count="3" meta:paragraph-count="109" meta:word-count="411" meta:character-count="2566" meta:non-whitespace-character-count="2399"/>
    <meta:user-defined meta:name="Info 1"/>
    <meta:user-defined meta:name="Info 2"/>
    <meta:user-defined meta:name="Info 3"/>
    <meta:user-defined meta:name="Info 4"/>
  </office:meta>
</office:document-meta>
</file>